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22pt" officeooo:rsid="0019621e" officeooo:paragraph-rsid="0019621e" style:font-size-asian="22pt" style:font-size-complex="22pt"/>
    </style:style>
    <style:style style:name="P2" style:family="paragraph" style:parent-style-name="Standard">
      <style:text-properties style:font-name="Liberation Sans" fo:font-size="22pt" fo:font-weight="bold" officeooo:rsid="0019621e" officeooo:paragraph-rsid="0019621e" style:font-size-asian="19.25pt" style:font-weight-asian="bold" style:font-size-complex="22pt" style:font-weight-complex="bold"/>
    </style:style>
    <style:style style:name="P3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22pt" fo:font-weight="bold" officeooo:rsid="001b4131" officeooo:paragraph-rsid="001b4131" style:font-size-asian="22pt" style:font-weight-asian="bold" style:font-size-complex="22pt" style:font-weight-complex="bold"/>
    </style:style>
    <style:style style:name="P4" style:family="paragraph" style:parent-style-name="Standard">
      <style:text-properties style:font-name="Liberation Sans" fo:font-size="15pt" officeooo:rsid="0019621e" officeooo:paragraph-rsid="0019621e" style:font-size-asian="13.1000003814697pt" style:font-size-complex="15pt"/>
    </style:style>
    <style:style style:name="P5" style:family="paragraph" style:parent-style-name="Standard">
      <style:text-properties style:font-name="Liberation Sans" fo:font-size="15pt" fo:font-weight="bold" officeooo:rsid="0019621e" officeooo:paragraph-rsid="0019621e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15pt" fo:font-weight="normal" officeooo:rsid="0019621e" officeooo:paragraph-rsid="0019621e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15pt" fo:font-weight="normal" officeooo:rsid="001b4131" officeooo:paragraph-rsid="001b4131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5pt" fo:font-weight="normal" officeooo:rsid="0019621e" officeooo:paragraph-rsid="0019621e" style:font-size-asian="5pt" style:font-weight-asian="normal" style:font-size-complex="5pt" style:font-weight-complex="normal"/>
    </style:style>
    <style:style style:name="P9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15pt" fo:font-weight="bold" officeooo:rsid="001b92c4" officeooo:paragraph-rsid="001b4131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15pt" fo:font-weight="bold" officeooo:rsid="001ea11d" officeooo:paragraph-rsid="001ea11d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15pt" fo:font-weight="normal" officeooo:rsid="001ea11d" officeooo:paragraph-rsid="001ea11d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15pt" fo:font-weight="normal" officeooo:rsid="001f1506" officeooo:paragraph-rsid="001f1506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15pt" fo:font-weight="normal" officeooo:rsid="0020b88e" officeooo:paragraph-rsid="0020b88e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15pt" fo:font-weight="normal" officeooo:rsid="001b4131" officeooo:paragraph-rsid="001b4131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15pt" fo:font-weight="normal" officeooo:rsid="0020d84f" officeooo:paragraph-rsid="0020d84f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15pt" fo:font-weight="normal" officeooo:rsid="00227408" officeooo:paragraph-rsid="00227408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22pt" fo:font-weight="bold" officeooo:rsid="001b92c4" officeooo:paragraph-rsid="001b92c4" style:font-size-asian="22pt" style:font-weight-asian="bold" style:font-size-complex="22pt" style:font-weight-complex="bold"/>
    </style:style>
    <style:style style:name="P18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22pt" fo:font-weight="bold" officeooo:rsid="0020d84f" officeooo:paragraph-rsid="0020d84f" style:font-size-asian="22pt" style:font-weight-asian="bold" style:font-size-complex="22pt" style:font-weight-complex="bold"/>
    </style:style>
    <style:style style:name="P19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22pt" style:text-underline-style="solid" style:text-underline-width="auto" style:text-underline-color="font-color" fo:font-weight="bold" officeooo:rsid="001f1506" officeooo:paragraph-rsid="001f1506" style:font-size-asian="22pt" style:font-weight-asian="bold" style:font-size-complex="22pt" style:font-weight-complex="bold"/>
    </style:style>
    <style:style style:name="P20" style:family="paragraph" style:parent-style-name="Standard">
      <style:paragraph-properties>
        <style:tab-stops>
          <style:tab-stop style:position="9.081cm"/>
        </style:tab-stops>
      </style:paragraph-properties>
      <style:text-properties style:font-name="Liberation Sans" fo:font-size="5pt" fo:font-weight="normal" officeooo:rsid="001f1506" officeooo:paragraph-rsid="001f1506" style:font-size-asian="5pt" style:font-weight-asian="normal" style:font-size-complex="5pt" style:font-weight-complex="normal"/>
    </style:style>
    <style:style style:name="P21" style:family="paragraph" style:parent-style-name="Standard">
      <style:paragraph-properties>
        <style:tab-stops>
          <style:tab-stop style:position="9.081cm"/>
        </style:tab-stops>
      </style:paragraph-properties>
      <style:text-properties officeooo:paragraph-rsid="0020b8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92c4" style:font-weight-asian="bold" style:font-weight-complex="bold"/>
    </style:style>
    <style:style style:name="T3" style:family="text">
      <style:text-properties fo:font-weight="bold" officeooo:rsid="0020d84f" style:font-weight-asian="bold" style:font-weight-complex="bol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style:font-name="Liberation Sans" fo:font-size="15pt" fo:font-weight="normal" officeooo:rsid="0020b88e" style:font-size-asian="13.1000003814697pt" style:font-weight-asian="normal" style:font-size-complex="15pt" style:font-weight-complex="normal"/>
    </style:style>
    <style:style style:name="T7" style:family="text">
      <style:text-properties officeooo:rsid="0020d84f"/>
    </style:style>
    <style:style style:name="T8" style:family="text">
      <style:text-properties officeooo:rsid="002274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VEL 12 --&gt; LEVEL 13</text:p>
      <text:p text:style-name="P1"/>
      <text:p text:style-name="P4">bandit12@bandit:~$ ls</text:p>
      <text:p text:style-name="P4">data.txt</text:p>
      <text:p text:style-name="P4">bandit12@bandit:~$ mkdir /tmp/l12</text:p>
      <text:p text:style-name="P4">bandit12@bandit:~$ cp data.txt /tmp/l12</text:p>
      <text:p text:style-name="P4">bandit12@bandit:~$ cd /tmp/l12</text:p>
      <text:p text:style-name="P4">bandit12@bandit:/tmp/l12$ xxd -r data.txt &gt;data</text:p>
      <text:p text:style-name="P4">bandit12@bandit:/tmp/l12$ ls</text:p>
      <text:p text:style-name="P4">data <text:s/>data.txt</text:p>
      <text:p text:style-name="P4">bandit12@bandit:/tmp/l12$ file data</text:p>
      <text:p text:style-name="P4">data: gzip compressed data, was "data2.bin", last modified: Thu May <text:s/>7 18:14:30 2020, max compression, from Unix</text:p>
      <text:p text:style-name="P4">bandit12@bandit:/tmp/l12$ mv data file.gz</text:p>
      <text:p text:style-name="P4">bandit12@bandit:/tmp/l12$ gzip -d file.gz</text:p>
      <text:p text:style-name="P4">bandit12@bandit:/tmp/l12$ ls</text:p>
      <text:p text:style-name="P4">data.txt <text:s/>file</text:p>
      <text:p text:style-name="P4">bandit12@bandit:/tmp/l12$ file file</text:p>
      <text:p text:style-name="P4">file: bzip2 compressed data, block size = 900k</text:p>
      <text:p text:style-name="P4">bandit12@bandit:/tmp/l12$ </text:p>
      <text:p text:style-name="P4">bandit12@bandit:/tmp/l12$ mv file file.bz2</text:p>
      <text:p text:style-name="P4">bandit12@bandit:/tmp/l12$ bzip2 -d file.bz2</text:p>
      <text:p text:style-name="P4">bandit12@bandit:/tmp/l12$ ls</text:p>
      <text:p text:style-name="P4">data.txt <text:s/>file</text:p>
      <text:p text:style-name="P4">bandit12@bandit:/tmp/l12$ file file</text:p>
      <text:p text:style-name="P4">file: gzip compressed data, was "data4.bin", last modified: Thu May <text:s/>7 18:14:30 2020, max compression, from Unix</text:p>
      <text:p text:style-name="P4">bandit12@bandit:/tmp/l12$ mv file file.gz</text:p>
      <text:p text:style-name="P4">bandit12@bandit:/tmp/l12$ gzip -d file.gz</text:p>
      <text:p text:style-name="P4">bandit12@bandit:/tmp/l12$ ls</text:p>
      <text:p text:style-name="P4">data.txt <text:s/>file</text:p>
      <text:p text:style-name="P4">bandit12@bandit:/tmp/l12$ file file</text:p>
      <text:p text:style-name="P4">file: POSIX tar archive (GNU)</text:p>
      <text:p text:style-name="P4">bandit12@bandit:/tmp/l12$ mv file file.tar</text:p>
      <text:p text:style-name="P4">bandit12@bandit:/tmp/l12$ tar xf file.tar</text:p>
      <text:p text:style-name="P4">bandit12@bandit:/tmp/l12$ ls</text:p>
      <text:p text:style-name="P4">data5.bin <text:s/>data.txt <text:s/>file.tar</text:p>
      <text:p text:style-name="P4">bandit12@bandit:/tmp/l12$ file data5.bin</text:p>
      <text:p text:style-name="P4">data5.bin: POSIX tar archive (GNU)</text:p>
      <text:p text:style-name="P4">bandit12@bandit:/tmp/l12$ mv data5.bin file.tar</text:p>
      <text:p text:style-name="P4">bandit12@bandit:/tmp/l12$ tar xf file.tar</text:p>
      <text:p text:style-name="P4"><text:soft-page-break/>bandit12@bandit:/tmp/l12$ ls</text:p>
      <text:p text:style-name="P4">data6.bin <text:s/>data.txt <text:s/>file.tar</text:p>
      <text:p text:style-name="P4">bandit12@bandit:/tmp/l12$ file data6.bin</text:p>
      <text:p text:style-name="P4">data6.bin: bzip2 compressed data, block size = 900k</text:p>
      <text:p text:style-name="P4">bandit12@bandit:/tmp/l12$ mv data6.bin file.bz2</text:p>
      <text:p text:style-name="P4">bandit12@bandit:/tmp/l12$ bzip2 -d file.bz2</text:p>
      <text:p text:style-name="P4">bandit12@bandit:/tmp/l12$ ls</text:p>
      <text:p text:style-name="P4">data.txt <text:s/>file <text:s/>file.tar</text:p>
      <text:p text:style-name="P4">bandit12@bandit:/tmp/l12$ file file</text:p>
      <text:p text:style-name="P4">file: POSIX tar archive (GNU)</text:p>
      <text:p text:style-name="P4">bandit12@bandit:/tmp/l12$ rm data.txt</text:p>
      <text:p text:style-name="P4">bandit12@bandit:/tmp/l12$ rm file.tar</text:p>
      <text:p text:style-name="P4">bandit12@bandit:/tmp/l12$ mv file file.tar</text:p>
      <text:p text:style-name="P4">bandit12@bandit:/tmp/l12$ tar xf file.tar</text:p>
      <text:p text:style-name="P4">bandit12@bandit:/tmp/l12$ ls</text:p>
      <text:p text:style-name="P4">data8.bin <text:s/>file.tar</text:p>
      <text:p text:style-name="P4">bandit12@bandit:/tmp/l12$ rm file.tar</text:p>
      <text:p text:style-name="P4">bandit12@bandit:/tmp/l12$ ls data8.bin</text:p>
      <text:p text:style-name="P4">data8.bin</text:p>
      <text:p text:style-name="P4">bandit12@bandit:/tmp/l12$ file data8.bin</text:p>
      <text:p text:style-name="P4">data8.bin: gzip compressed data, was "data9.bin", last modified: Thu May <text:s/>7 18:14:30 2020, max compression, from Unix</text:p>
      <text:p text:style-name="P4">bandit12@bandit:/tmp/l12$ mv data8.bin data.gz</text:p>
      <text:p text:style-name="P4">bandit12@bandit:/tmp/l12$ gzip -d data.gz</text:p>
      <text:p text:style-name="P4">bandit12@bandit:/tmp/l12$ ls</text:p>
      <text:p text:style-name="P4">data</text:p>
      <text:p text:style-name="P4">bandit12@bandit:/tmp/l12$ file data</text:p>
      <text:p text:style-name="P4">data: ASCII text</text:p>
      <text:p text:style-name="P4">bandit12@bandit:/tmp/l12$ cat data</text:p>
      <text:p text:style-name="P5">The password is 8ZjyCRiBWFYkneahHwxCv3wb2a1ORpYL</text:p>
      <text:p text:style-name="P4"/>
      <text:p text:style-name="P2">LEVEL 13 --&gt; LVEL 14</text:p>
      <text:p text:style-name="P2"/>
      <text:p text:style-name="P6">ls</text:p>
      <text:p text:style-name="P6">sshkey.private</text:p>
      <text:p text:style-name="P6">bandit13@bandit:~$ ssh -i sshkey.private bandit14@localhost</text:p>
      <text:p text:style-name="P8">Could not create directory '/home/bandit13/.ssh'.</text:p>
      <text:p text:style-name="P8">The authenticity of host 'localhost (127.0.0.1)' can't be established.</text:p>
      <text:p text:style-name="P8">ECDSA key fingerprint is SHA256:98UL0ZWr85496EtCRkKlo20X3OPnyPSB5tB5RPbhczc.</text:p>
      <text:p text:style-name="P8">Are you sure you want to continue connecting (yes/no)? Yes</text:p>
      <text:p text:style-name="P8"/>
      <text:p text:style-name="P7">cat /etc/bandit_pass/bandit14</text:p>
      <text:p text:style-name="P7">pass- <text:span text:style-name="T1">4wcYUJFw0k0XLShlDzztnTBHiqxU3b3e</text:span></text:p>
      <text:p text:style-name="P7"/>
      <text:p text:style-name="P3"><text:soft-page-break/>LEVEL 14--&gt; LEVWEL 15</text:p>
      <text:p text:style-name="P3"/>
      <text:p text:style-name="P7">bandit14@bandit:~$ ls</text:p>
      <text:p text:style-name="P7">bandit14@bandit:~$ cat /etc/bandit_pass/bandit14</text:p>
      <text:p text:style-name="P7">4wcYUJFw0k0XLShlDzztnTBHiqxU3b3e</text:p>
      <text:p text:style-name="P7">bandit14@bandit:~$ man nc</text:p>
      <text:p text:style-name="P7">bandit14@bandit:~$ </text:p>
      <text:p text:style-name="P7">bandit14@bandit:~$ nc localhost 30000</text:p>
      <text:p text:style-name="P7">4wcYUJFw0k0XLShlDzztnTBHiqxU3b3e</text:p>
      <text:p text:style-name="P7">Correct!</text:p>
      <text:p text:style-name="P7"><text:span text:style-name="T1">BfMYroe26WYalil77FoDi9qh59eK5xN</text:span><text:span text:style-name="T2">r</text:span></text:p>
      <text:p text:style-name="P9"/>
      <text:p text:style-name="P17">LEVEL 15 --&gt; LEVEL16</text:p>
      <text:p text:style-name="P7"/>
      <text:p text:style-name="P11">bandit15@bandit:~$ ncat --ssl localhost 30001</text:p>
      <text:p text:style-name="P11">BfMYroe26WYalil77FoDi9qh59eK5xNr</text:p>
      <text:p text:style-name="P11">Correct!</text:p>
      <text:p text:style-name="P10">cluFn7wTiGryunymYOu4RcffSxQluehd</text:p>
      <text:p text:style-name="P12"/>
      <text:p text:style-name="P19">LEVEL 16 --&gt; LEVEL 17</text:p>
      <text:p text:style-name="P12"/>
      <text:p text:style-name="P12">nmap localhost -p 31000 -32000</text:p>
      <text:p text:style-name="P12">//got 5 ports, test them with the parameter given on the site</text:p>
      <text:p text:style-name="P12">ncat –ssl localhost 31XXX//try and error for all, correct one is 31790</text:p>
      <text:p text:style-name="P12">enter pass to previous level</text:p>
      <text:p text:style-name="P12">Correct!</text:p>
      <text:p text:style-name="P12"/>
      <text:p text:style-name="P12">-<text:span text:style-name="T5">----BEGIN RSA PRIVATE KEY-----</text:span></text:p>
      <text:p text:style-name="P20">MIIEogIBAAKCAQEAvmOkuifmMg6HL2YPIOjon6iWfbp7c3jx34YkYWqUH57SUdyJ</text:p>
      <text:p text:style-name="P20">imZzeyGC0gtZPGujUSxiJSWI/oTqexh+cAMTSMlOJf7+BrJObArnxd9Y7YT2bRPQ</text:p>
      <text:p text:style-name="P20">Ja6Lzb558YW3FZl87ORiO+rW4LCDCNd2lUvLE/GL2GWyuKN0K5iCd5TbtJzEkQTu</text:p>
      <text:p text:style-name="P20">DSt2mcNn4rhAL+JFr56o4T6z8WWAW18BR6yGrMq7Q/kALHYW3OekePQAzL0VUYbW</text:p>
      <text:p text:style-name="P20">JGTi65CxbCnzc/w4+mqQyvmzpWtMAzJTzAzQxNbkR2MBGySxDLrjg0LWN6sK7wNX</text:p>
      <text:p text:style-name="P20">x0YVztz/zbIkPjfkU1jHS+9EbVNj+D1XFOJuaQIDAQABAoIBABagpxpM1aoLWfvD</text:p>
      <text:p text:style-name="P20">KHcj10nqcoBc4oE11aFYQwik7xfW+24pRNuDE6SFthOar69jp5RlLwD1NhPx3iBl</text:p>
      <text:p text:style-name="P20">J9nOM8OJ0VToum43UOS8YxF8WwhXriYGnc1sskbwpXOUDc9uX4+UESzH22P29ovd</text:p>
      <text:p text:style-name="P20">d8WErY0gPxun8pbJLmxkAtWNhpMvfe0050vk9TL5wqbu9AlbssgTcCXkMQnPw9nC</text:p>
      <text:p text:style-name="P20">YNN6DDP2lbcBrvgT9YCNL6C+ZKufD52yOQ9qOkwFTEQpjtF4uNtJom+asvlpmS8A</text:p>
      <text:p text:style-name="P20">vLY9r60wYSvmZhNqBUrj7lyCtXMIu1kkd4w7F77k+DjHoAXyxcUp1DGL51sOmama</text:p>
      <text:p text:style-name="P20">+TOWWgECgYEA8JtPxP0GRJ+IQkX262jM3dEIkza8ky5moIwUqYdsx0NxHgRRhORT</text:p>
      <text:p text:style-name="P20">8c8hAuRBb2G82so8vUHk/fur85OEfc9TncnCY2crpoqsghifKLxrLgtT+qDpfZnx</text:p>
      <text:p text:style-name="P20">SatLdt8GfQ85yA7hnWWJ2MxF3NaeSDm75Lsm+tBbAiyc9P2jGRNtMSkCgYEAypHd</text:p>
      <text:p text:style-name="P20">HCctNi/FwjulhttFx/rHYKhLidZDFYeiE/v45bN4yFm8x7R/b0iE7KaszX+Exdvt</text:p>
      <text:p text:style-name="P20">SghaTdcG0Knyw1bpJVyusavPzpaJMjdJ6tcFhVAbAjm7enCIvGCSx+X3l5SiWg0A</text:p>
      <text:p text:style-name="P20">R57hJglezIiVjv3aGwHwvlZvtszK6zV6oXFAu0ECgYAbjo46T4hyP5tJi93V5HDi</text:p>
      <text:p text:style-name="P20">Ttiek7xRVxUl+iU7rWkGAXFpMLFteQEsRr7PJ/lemmEY5eTDAFMLy9FL2m9oQWCg</text:p>
      <text:p text:style-name="P20">R8VdwSk8r9FGLS+9aKcV5PI/WEKlwgXinB3OhYimtiG2Cg5JCqIZFHxD6MjEGOiu</text:p>
      <text:p text:style-name="P20">L8ktHMPvodBwNsSBULpG0QKBgBAplTfC1HOnWiMGOU3KPwYWt0O6CdTkmJOmL8Ni</text:p>
      <text:p text:style-name="P20">blh9elyZ9FsGxsgtRBXRsqXuz7wtsQAgLHxbdLq/ZJQ7YfzOKU4ZxEnabvXnvWkU</text:p>
      <text:p text:style-name="P20">YOdjHdSOoKvDQNWu6ucyLRAWFuISeXw9a/9p7ftpxm0TSgyvmfLF2MIAEwyzRqaM</text:p>
      <text:p text:style-name="P20">77pBAoGAMmjmIJdjp+Ez8duyn3ieo36yrttF5NSsJLAbxFpdlc1gvtGCWW+9Cq0b</text:p>
      <text:p text:style-name="P20">dxviW8+TFVEBl1O4f7HVm6EpTscdDxU+bCXWkfjuRb7Dy9GOtt9JPsX8MBTakzh3</text:p>
      <text:p text:style-name="P20">vBgsyi/sN3RqRBcGU40fOoZyfAMT8s1m/uYv52O6IgeuZ/ujbjY=</text:p>
      <text:p text:style-name="P20">-----END RSA PRIVATE KEY-----</text:p>
      <text:p text:style-name="P11"/>
      <text:p text:style-name="P13">following this i wrote this and copied the rsa key to nano text editor</text:p>
      <text:p text:style-name="P13"/>
      <text:p text:style-name="P21"><text:soft-page-break/><text:span text:style-name="T6">prakhardebug@prakhar-Linux:~$ nano pass</text:span></text:p>
      <text:p text:style-name="P21"><text:span text:style-name="T6">prakhardebug@prakhar-Linux:~$ chmoyd 400 pass</text:span></text:p>
      <text:p text:style-name="P21"><text:span text:style-name="T6">prakhardebug@prakhar-Linux:~$ ssh -i pass</text:span></text:p>
      <text:p text:style-name="P13">bandit17@bandit.labs.overthewire.org -p2220</text:p>
      <text:p text:style-name="P7"/>
      <text:p text:style-name="P18">LEVEL 18 --&gt; LEVEL 19</text:p>
      <text:p text:style-name="P18"/>
      <text:p text:style-name="P15">man ssh</text:p>
      <text:p text:style-name="P15">ssh -t <text:a xlink:type="simple" xlink:href="mailto:bandit18@bandit.labs.overthewire.org" text:style-name="Internet_20_link" text:visited-style-name="Visited_20_Internet_20_Link">bandit18@bandit.labs.overthewire.org</text:a> -p 2220</text:p>
      <text:p text:style-name="P15">ls </text:p>
      <text:p text:style-name="P15">cat readme</text:p>
      <text:p text:style-name="P13">pass- <text:span text:style-name="T3">I</text:span><text:span text:style-name="T1">ueksS7Ubh8G3DCwVzrTd8rAVOwq3M5x</text:span></text:p>
      <text:p text:style-name="P13"/>
      <text:p text:style-name="P18">LEVEL 19 --&gt; LEVEL 20</text:p>
      <text:p text:style-name="P15"/>
      <text:p text:style-name="P16">ls</text:p>
      <text:p text:style-name="P16">./bandit20 //info given</text:p>
      <text:p text:style-name="P16">ls /etc/bandit_pass</text:p>
      <text:p text:style-name="P16">./bandit20-do cat /etc/bandit_pass/bandit20</text:p>
      <text:p text:style-name="P16"/>
      <text:p text:style-name="P16">pass- <text:span text:style-name="T1">GbKksEFF4yrVs6il55v6gwY5aVje5f0j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6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18:08:43.783060789</meta:creation-date>
    <dc:date>2021-01-10T16:13:22.956182828</dc:date>
    <meta:editing-duration>PT3H9M2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4" meta:paragraph-count="142" meta:word-count="479" meta:character-count="5641" meta:non-whitespace-character-count="5297"/>
  </office:meta>
</office:document-meta>
</file>